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ＭＳ Ｐゴシック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<text:a xlink:href="../../KifuwarabeFighter2" xlink:type="simple">C:/Users/Takahashi/Documents/muzudho/Unity/KifuwarabeFighter2/KifuwarabeFighter2</text:a>/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_log_(<text:a xlink:href="mailto:Anicon@StellaQL" xlink:type="simple">Anicon@StellaQL</text:a>)parameter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parameters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_log_(<text:a xlink:href="mailto:Anicon@StellaQL" xlink:type="simple">Anicon@StellaQL</text:a>)layer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layers</text:p>
          </table:table-cell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_log_(<text:a xlink:href="mailto:Anicon@StellaQL" xlink:type="simple">Anicon@StellaQL</text:a>)stateMachine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stateMachines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_log_(Anicon@StellaQL)state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states</text:p>
          </table:table-cell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_log_(<text:a xlink:href="mailto:Anicon@StellaQL" xlink:type="simple">Anicon@StellaQL</text:a>)trans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transitions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_log_(<text:a xlink:href="mailto:Anicon@StellaQL" xlink:type="simple">Anicon@StellaQL</text:a>)cond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conditions</text:p>
          </table:table-cell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_log_(<text:a xlink:href="mailto:Anicon@StellaQL" xlink:type="simple">Anicon@StellaQL</text:a>)pos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positions</text:p>
          </table:table-cell>
        </table:table-row>
      </table:table>
      <table:table table:name="OBJECT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table:formula="of:=&quot;'file:///&quot; &amp; [CONFIG.C$2] &amp; [CONFIG.C4] &amp; &quot;'#$'&quot; &amp; [CONFIG.F4] &amp; &quot;'.&quot;" office:value-type="string" office:string-value="'file:///C:/Users/Takahashi/Documents/muzudho/Unity/KifuwarabeFighter2/KifuwarabeFighter2/_log_(Anicon@StellaQL)parameters.csv'#$'_log_(Anicon@StellaQL)parameters'." calcext:value-type="string">
            <text:p>'file:///C:/Users/Takahashi/Documents/muzudho/Unity/KifuwarabeFighter2/KifuwarabeFighter2/_log_(Anicon@StellaQL)parameters.csv'#$'_log_(Anicon@StellaQL)parameters'.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table:formula="of:=&quot;'file:///&quot; &amp; [CONFIG.C$2] &amp; [CONFIG.C5] &amp; &quot;'#$'&quot; &amp; [CONFIG.F5] &amp; &quot;'.&quot;" office:value-type="string" office:string-value="'file:///C:/Users/Takahashi/Documents/muzudho/Unity/KifuwarabeFighter2/KifuwarabeFighter2/_log_(Anicon@StellaQL)layers.csv'#$'_log_(Anicon@StellaQL)layers'." calcext:value-type="string">
            <text:p>'file:///C:/Users/Takahashi/Documents/muzudho/Unity/KifuwarabeFighter2/KifuwarabeFighter2/_log_(Anicon@StellaQL)layers.csv'#$'_log_(Anicon@StellaQL)layers'.</text:p>
          </table:table-cell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table:formula="of:=&quot;'file:///&quot; &amp; [CONFIG.C$2] &amp; [CONFIG.C6] &amp; &quot;'#$'&quot; &amp; [CONFIG.F6] &amp; &quot;'.&quot;" office:value-type="string" office:string-value="'file:///C:/Users/Takahashi/Documents/muzudho/Unity/KifuwarabeFighter2/KifuwarabeFighter2/_log_(Anicon@StellaQL)stateMachines.csv'#$'_log_(Anicon@StellaQL)stateMachines'." calcext:value-type="string">
            <text:p>'file:///C:/Users/Takahashi/Documents/muzudho/Unity/KifuwarabeFighter2/KifuwarabeFighter2/_log_(Anicon@StellaQL)stateMachines.csv'#$'_log_(Anicon@StellaQL)stateMachines'.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table:formula="of:=&quot;'file:///&quot; &amp; [CONFIG.C$2] &amp; [CONFIG.C7] &amp; &quot;'#$'&quot; &amp; [CONFIG.F7] &amp; &quot;'.&quot;" office:value-type="string" office:string-value="'file:///C:/Users/Takahashi/Documents/muzudho/Unity/KifuwarabeFighter2/KifuwarabeFighter2/_log_(Anicon@StellaQL)states.csv'#$'_log_(Anicon@StellaQL)states'." calcext:value-type="string">
            <text:p>'file:///C:/Users/Takahashi/Documents/muzudho/Unity/KifuwarabeFighter2/KifuwarabeFighter2/_log_(Anicon@StellaQL)states.csv'#$'_log_(Anicon@StellaQL)states'.</text:p>
          </table:table-cell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table:formula="of:=&quot;'file:///&quot; &amp; [CONFIG.C$2] &amp; [CONFIG.C8] &amp; &quot;'#$'&quot; &amp; [CONFIG.F8] &amp; &quot;'.&quot;" office:value-type="string" office:string-value="'file:///C:/Users/Takahashi/Documents/muzudho/Unity/KifuwarabeFighter2/KifuwarabeFighter2/_log_(Anicon@StellaQL)transitions.csv'#$'_log_(Anicon@StellaQL)transitions'." calcext:value-type="string">
            <text:p>'file:///C:/Users/Takahashi/Documents/muzudho/Unity/KifuwarabeFighter2/KifuwarabeFighter2/_log_(Anicon@StellaQL)transitions.csv'#$'_log_(Anicon@StellaQL)transitions'.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table:formula="of:=&quot;'file:///&quot; &amp; [CONFIG.C$2] &amp; [CONFIG.C9] &amp; &quot;'#$'&quot; &amp; [CONFIG.F9] &amp; &quot;'.&quot;" office:value-type="string" office:string-value="'file:///C:/Users/Takahashi/Documents/muzudho/Unity/KifuwarabeFighter2/KifuwarabeFighter2/_log_(Anicon@StellaQL)conditions.csv'#$'_log_(Anicon@StellaQL)conditions'." calcext:value-type="string">
            <text:p>'file:///C:/Users/Takahashi/Documents/muzudho/Unity/KifuwarabeFighter2/KifuwarabeFighter2/_log_(Anicon@StellaQL)conditions.csv'#$'_log_(Anicon@StellaQL)conditions'.</text:p>
          </table:table-cell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table:formula="of:=&quot;'file:///&quot; &amp; [CONFIG.C$2] &amp; [CONFIG.C10] &amp; &quot;'#$'&quot; &amp; [CONFIG.F10] &amp; &quot;'.&quot;" office:value-type="string" office:string-value="'file:///C:/Users/Takahashi/Documents/muzudho/Unity/KifuwarabeFighter2/KifuwarabeFighter2/_log_(Anicon@StellaQL)positions.csv'#$'_log_(Anicon@StellaQL)positions'." calcext:value-type="string">
            <text:p>'file:///C:/Users/Takahashi/Documents/muzudho/Unity/KifuwarabeFighter2/KifuwarabeFighter2/_log_(Anicon@StellaQL)positions.csv'#$'_log_(Anicon@StellaQL)positions'.</text:p>
          </table:table-cell>
        </table:table-row>
      </table:table>
      <table:table table:name="states_calc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table:formula="of:=[states.$A2] &amp; &quot;.&quot; &amp; [states.$B2] &amp; &quot;.&quot; &amp; [states.$C2]" office:value-type="string" office:string-value="1.1.0" calcext:value-type="string">
            <text:p>1.1.0</text:p>
          </table:table-cell>
          <table:table-cell table:formula="of:=[states.$L2]" office:value-type="string" office:string-value="SWait" calcext:value-type="string">
            <text:p>SWait</text:p>
          </table:table-cell>
          <table:table-cell/>
          <table:table-cell table:formula="of:=INDIRECT([OBJECT.C$7] &amp;ADDRESS(ROW([.D2]); COLUMN([.D2]);1;1))" office:value-type="string" office:string-value="Base Layer." calcext:value-type="string">
            <text:p>Base Layer.</text:p>
          </table:table-cell>
          <table:table-cell table:formula="of:=INDIRECT([OBJECT.C$7] &amp; ADDRESS(ROW([.M2]); COLUMN([.M2]);1;1))" office:value-type="string" office:string-value="Alpaca" calcext:value-type="string">
            <text:p>Alpaca</text:p>
          </table:table-cell>
          <table:table-cell/>
          <table:table-cell table:formula="of:=ADDRESS(2;7;1;1)" office:value-type="string" office:string-value="$G$2" calcext:value-type="string">
            <text:p>$G$2</text:p>
          </table:table-cell>
        </table:table-row>
        <table:table-row table:style-name="ro1">
          <table:table-cell table:formula="of:=[states.$A3] &amp; &quot;.&quot; &amp; [states.$B3] &amp; &quot;.&quot; &amp; [states.$C3]" office:value-type="string" office:string-value="1.1.1" calcext:value-type="string">
            <text:p>1.1.1</text:p>
          </table:table-cell>
          <table:table-cell table:formula="of:=[states.$L3]" office:value-type="string" office:string-value="SAtkLP" calcext:value-type="string">
            <text:p>SAtkLP</text:p>
          </table:table-cell>
          <table:table-cell/>
          <table:table-cell table:formula="of:=INDIRECT([OBJECT.C$7] &amp;ADDRESS(ROW([.D3]); COLUMN([.D3]);1;1))" office:value-type="string" office:string-value="Base Layer." calcext:value-type="string">
            <text:p>Base Layer.</text:p>
          </table:table-cell>
          <table:table-cell table:formula="of:=INDIRECT([OBJECT.C$7] &amp; ADDRESS(ROW([.M3]); COLUMN([.M3]);1;1))" office:value-type="string" office:string-value="Bear" calcext:value-type="string">
            <text:p>Bear</text:p>
          </table:table-cell>
          <table:table-cell/>
          <table:table-cell table:formula="of:=ADDRESS(ROW([.G3]);COLUMN([.G3]);1;1)" office:value-type="string" office:string-value="$G$3" calcext:value-type="string">
            <text:p>$G$3</text:p>
          </table:table-cell>
        </table:table-row>
        <table:table-row table:style-name="ro1">
          <table:table-cell table:formula="of:=[states.$A4] &amp; &quot;.&quot; &amp; [states.$B4] &amp; &quot;.&quot; &amp; [states.$C4]" office:value-type="string" office:string-value="1.1.2" calcext:value-type="string">
            <text:p>1.1.2</text:p>
          </table:table-cell>
          <table:table-cell table:formula="of:=[states.$L4]" office:value-type="string" office:string-value="SAtkMP" calcext:value-type="string">
            <text:p>SAtkMP</text:p>
          </table:table-cell>
          <table:table-cell/>
          <table:table-cell table:formula="of:=INDIRECT([OBJECT.C$7] &amp;ADDRESS(ROW([.D4]); COLUMN([.D4]);1;1))" office:value-type="string" office:string-value="Base Layer." calcext:value-type="string">
            <text:p>Base Layer.</text:p>
          </table:table-cell>
          <table:table-cell table:formula="of:=INDIRECT([OBJECT.C$7] &amp; ADDRESS(ROW([.M4]); COLUMN([.M4]);1;1))" office:value-type="string" office:string-value="Cat" calcext:value-type="string">
            <text:p>Cat</text:p>
          </table:table-cell>
          <table:table-cell/>
          <table:table-cell table:formula="of:=ROW([.G4]) &amp; COLUMN([.G4])" office:value-type="string" office:string-value="47" calcext:value-type="string">
            <text:p>47</text:p>
          </table:table-cell>
        </table:table-row>
        <table:table-row table:style-name="ro1">
          <table:table-cell table:formula="of:=[states.$A5] &amp; &quot;.&quot; &amp; [states.$B5] &amp; &quot;.&quot; &amp; [states.$C5]" office:value-type="string" office:string-value="1.1.3" calcext:value-type="string">
            <text:p>1.1.3</text:p>
          </table:table-cell>
          <table:table-cell table:formula="of:=[states.$L5]" office:value-type="string" office:string-value="SAtkHP" calcext:value-type="string">
            <text:p>SAtkHP</text:p>
          </table:table-cell>
          <table:table-cell/>
          <table:table-cell table:formula="of:=INDIRECT([OBJECT.C$7] &amp;ADDRESS(ROW([.D5]); COLUMN([.D5]);1;1))" office:value-type="string" office:string-value="Base Layer." calcext:value-type="string">
            <text:p>Base Layer.</text:p>
          </table:table-cell>
          <table:table-cell table:formula="of:=INDIRECT([OBJECT.C$7] &amp; ADDRESS(ROW([.M5]); COLUMN([.M5]);1;1))" office:value-type="string" office:string-value="Dog" calcext:value-type="string">
            <text:p>Dog</text:p>
          </table:table-cell>
          <table:table-cell/>
          <table:table-cell table:formula="of:=ADDRESS(ROW([.G5]); COLUMN([.G5]);1;1)" office:value-type="string" office:string-value="$G$5" calcext:value-type="string">
            <text:p>$G$5</text:p>
          </table:table-cell>
        </table:table-row>
        <table:table-row table:style-name="ro1">
          <table:table-cell table:formula="of:=[states.$A6] &amp; &quot;.&quot; &amp; [states.$B6] &amp; &quot;.&quot; &amp; [states.$C6]" office:value-type="string" office:string-value="1.1.4" calcext:value-type="string">
            <text:p>1.1.4</text:p>
          </table:table-cell>
          <table:table-cell table:formula="of:=[states.$L6]" office:value-type="string" office:string-value="SAtkLK" calcext:value-type="string">
            <text:p>SAtkLK</text:p>
          </table:table-cell>
          <table:table-cell/>
          <table:table-cell table:formula="of:=INDIRECT([OBJECT.C$7] &amp;ADDRESS(ROW([.D6]); COLUMN([.D6]);1;1))" office:value-type="string" office:string-value="Base Layer." calcext:value-type="string">
            <text:p>Base Layer.</text:p>
          </table:table-cell>
          <table:table-cell table:formula="of:=INDIRECT([OBJECT.C$7] &amp; ADDRESS(ROW([.M6]); COLUMN([.M6]);1;1))" office:value-type="string" office:string-value="Elephant" calcext:value-type="string">
            <text:p>Elephant</text:p>
          </table:table-cell>
          <table:table-cell/>
          <table:table-cell table:formula="of:=ADDRESS(ROW([.G6]); COLUMN([.G6]);1;1)" office:value-type="string" office:string-value="$G$6" calcext:value-type="string">
            <text:p>$G$6</text:p>
          </table:table-cell>
        </table:table-row>
        <table:table-row table:style-name="ro1">
          <table:table-cell table:formula="of:=[states.$A7] &amp; &quot;.&quot; &amp; [states.$B7] &amp; &quot;.&quot; &amp; [states.$C7]" office:value-type="string" office:string-value="1.1.5" calcext:value-type="string">
            <text:p>1.1.5</text:p>
          </table:table-cell>
          <table:table-cell table:formula="of:=[states.$L7]" office:value-type="string" office:string-value="SAtkMK" calcext:value-type="string">
            <text:p>SAtkMK</text:p>
          </table:table-cell>
          <table:table-cell/>
          <table:table-cell table:formula="of:=INDIRECT([OBJECT.C$7] &amp;ADDRESS(ROW([.D7]); COLUMN([.D7]);1;1))" office:value-type="string" office:string-value="Base Layer." calcext:value-type="string">
            <text:p>Base Layer.</text:p>
          </table:table-cell>
          <table:table-cell table:formula="of:=INDIRECT([OBJECT.C$7] &amp; ADDRESS(ROW([.M7]); COLUMN([.M7]);1;1))" office:value-type="string" office:string-value="Fox" calcext:value-type="string">
            <text:p>Fox</text:p>
          </table:table-cell>
          <table:table-cell/>
          <table:table-cell table:formula="of:=ADDRESS(ROW([.G7]); COLUMN([.G7]);1;1)" office:value-type="string" office:string-value="$G$7" calcext:value-type="string">
            <text:p>$G$7</text:p>
          </table:table-cell>
        </table:table-row>
        <table:table-row table:style-name="ro1">
          <table:table-cell table:formula="of:=[states.$A8] &amp; &quot;.&quot; &amp; [states.$B8] &amp; &quot;.&quot; &amp; [states.$C8]" office:value-type="string" office:string-value="1.1.6" calcext:value-type="string">
            <text:p>1.1.6</text:p>
          </table:table-cell>
          <table:table-cell table:formula="of:=[states.$L8]" office:value-type="string" office:string-value="SAtkHK" calcext:value-type="string">
            <text:p>SAtkHK</text:p>
          </table:table-cell>
          <table:table-cell/>
          <table:table-cell table:formula="of:=INDIRECT([OBJECT.C$7] &amp;ADDRESS(ROW([.D8]); COLUMN([.D8]);1;1))" office:value-type="string" office:string-value="Base Layer." calcext:value-type="string">
            <text:p>Base Layer.</text:p>
          </table:table-cell>
          <table:table-cell table:formula="of:=INDIRECT([OBJECT.C$7] &amp; ADDRESS(ROW([.M8]); COLUMN([.M8]);1;1))" office:value-type="string" office:string-value="Giraffe" calcext:value-type="string">
            <text:p>Giraffe</text:p>
          </table:table-cell>
          <table:table-cell table:number-columns-repeated="2"/>
        </table:table-row>
        <table:table-row table:style-name="ro1">
          <table:table-cell table:formula="of:=[states.$A9] &amp; &quot;.&quot; &amp; [states.$B9] &amp; &quot;.&quot; &amp; [states.$C9]" office:value-type="string" office:string-value="1.1.7" calcext:value-type="string">
            <text:p>1.1.7</text:p>
          </table:table-cell>
          <table:table-cell table:formula="of:=[states.$L9]" office:value-type="string" office:string-value="DMove" calcext:value-type="string">
            <text:p>DMove</text:p>
          </table:table-cell>
          <table:table-cell/>
          <table:table-cell table:formula="of:=INDIRECT([OBJECT.C$7] &amp;ADDRESS(ROW([.D9]); COLUMN([.D9]);1;1))" office:value-type="string" office:string-value="Base Layer." calcext:value-type="string">
            <text:p>Base Layer.</text:p>
          </table:table-cell>
          <table:table-cell table:formula="of:=INDIRECT([OBJECT.C$7] &amp; ADDRESS(ROW([.M9]); COLUMN([.M9]);1;1))" office:value-type="string" office:string-value="Horse" calcext:value-type="string">
            <text:p>Horse</text:p>
          </table:table-cell>
          <table:table-cell table:number-columns-repeated="2"/>
        </table:table-row>
        <table:table-row table:style-name="ro1">
          <table:table-cell table:formula="of:=[states.$A10] &amp; &quot;.&quot; &amp; [states.$B10] &amp; &quot;.&quot; &amp; [states.$C10]" office:value-type="string" office:string-value="1.1.8" calcext:value-type="string">
            <text:p>1.1.8</text:p>
          </table:table-cell>
          <table:table-cell table:formula="of:=[states.$L10]" office:value-type="string" office:string-value="OBackstep" calcext:value-type="string">
            <text:p>OBackstep</text:p>
          </table:table-cell>
          <table:table-cell/>
          <table:table-cell table:formula="of:=INDIRECT([OBJECT.C$7] &amp;ADDRESS(ROW([.D10]); COLUMN([.D10]);1;1))" office:value-type="string" office:string-value="Base Layer." calcext:value-type="string">
            <text:p>Base Layer.</text:p>
          </table:table-cell>
          <table:table-cell table:formula="of:=INDIRECT([OBJECT.C$7] &amp; ADDRESS(ROW([.M10]); COLUMN([.M10]);1;1))" office:value-type="string" office:string-value="Iguana" calcext:value-type="string">
            <text:p>Iguana</text:p>
          </table:table-cell>
          <table:table-cell table:number-columns-repeated="2"/>
        </table:table-row>
        <table:table-row table:style-name="ro1">
          <table:table-cell table:formula="of:=[states.$A11] &amp; &quot;.&quot; &amp; [states.$B11] &amp; &quot;.&quot; &amp; [states.$C11]" office:value-type="string" office:string-value="1.1.9" calcext:value-type="string">
            <text:p>1.1.9</text:p>
          </table:table-cell>
          <table:table-cell table:formula="of:=[states.$L11]" office:value-type="string" office:string-value="SDamageM" calcext:value-type="string">
            <text:p>SDamageM</text:p>
          </table:table-cell>
          <table:table-cell/>
          <table:table-cell table:formula="of:=INDIRECT([OBJECT.C$7] &amp;ADDRESS(ROW([.D11]); COLUMN([.D11]);1;1))" office:value-type="string" office:string-value="Base Layer." calcext:value-type="string">
            <text:p>Base Layer.</text:p>
          </table:table-cell>
          <table:table-cell table:formula="of:=INDIRECT([OBJECT.C$7] &amp; ADDRESS(ROW([.M11]); COLUMN([.M11]);1;1))" office:value-type="string" office:string-value="Jellyfish" calcext:value-type="string">
            <text:p>Jellyfish</text:p>
          </table:table-cell>
          <table:table-cell table:number-columns-repeated="2"/>
        </table:table-row>
        <table:table-row table:style-name="ro1">
          <table:table-cell table:formula="of:=[states.$A12] &amp; &quot;.&quot; &amp; [states.$B12] &amp; &quot;.&quot; &amp; [states.$C12]" office:value-type="string" office:string-value="1.1.10" calcext:value-type="string">
            <text:p>1.1.10</text:p>
          </table:table-cell>
          <table:table-cell table:formula="of:=[states.$L12]" office:value-type="string" office:string-value="SDamageL" calcext:value-type="string">
            <text:p>SDamageL</text:p>
          </table:table-cell>
          <table:table-cell/>
          <table:table-cell table:formula="of:=INDIRECT([OBJECT.C$7] &amp;ADDRESS(ROW([.D12]); COLUMN([.D12]);1;1))" office:value-type="string" office:string-value="Base Layer." calcext:value-type="string">
            <text:p>Base Layer.</text:p>
          </table:table-cell>
          <table:table-cell table:formula="of:=INDIRECT([OBJECT.C$7] &amp; ADDRESS(ROW([.M12]); COLUMN([.M12]);1;1))" office:value-type="string" office:string-value="Kangaroo" calcext:value-type="string">
            <text:p>Kangaroo</text:p>
          </table:table-cell>
          <table:table-cell table:number-columns-repeated="2"/>
        </table:table-row>
        <table:table-row table:style-name="ro1">
          <table:table-cell table:formula="of:=[states.$A13] &amp; &quot;.&quot; &amp; [states.$B13] &amp; &quot;.&quot; &amp; [states.$C13]" office:value-type="string" office:string-value="1.1.11" calcext:value-type="string">
            <text:p>1.1.11</text:p>
          </table:table-cell>
          <table:table-cell table:formula="of:=[states.$L13]" office:value-type="string" office:string-value="SDamageH" calcext:value-type="string">
            <text:p>SDamageH</text:p>
          </table:table-cell>
          <table:table-cell/>
          <table:table-cell table:formula="of:=INDIRECT([OBJECT.C$7] &amp;ADDRESS(ROW([.D13]); COLUMN([.D13]);1;1))" office:value-type="string" office:string-value="Base Layer." calcext:value-type="string">
            <text:p>Base Layer.</text:p>
          </table:table-cell>
          <table:table-cell table:formula="of:=INDIRECT([OBJECT.C$7] &amp; ADDRESS(ROW([.M13]); COLUMN([.M13]);1;1))" office:value-type="string" office:string-value="Lion" calcext:value-type="string">
            <text:p>Lion</text:p>
          </table:table-cell>
          <table:table-cell table:number-columns-repeated="2"/>
        </table:table-row>
        <table:table-row table:style-name="ro1">
          <table:table-cell table:formula="of:=[states.$A14] &amp; &quot;.&quot; &amp; [states.$B14] &amp; &quot;.&quot; &amp; [states.$C14]" office:value-type="string" office:string-value="1.1.12" calcext:value-type="string">
            <text:p>1.1.12</text:p>
          </table:table-cell>
          <table:table-cell table:formula="of:=[states.$L14]" office:value-type="string" office:string-value="ODown" calcext:value-type="string">
            <text:p>ODown</text:p>
          </table:table-cell>
          <table:table-cell/>
          <table:table-cell table:formula="of:=INDIRECT([OBJECT.C$7] &amp;ADDRESS(ROW([.D14]); COLUMN([.D14]);1;1))" office:value-type="string" office:string-value="Base Layer." calcext:value-type="string">
            <text:p>Base Layer.</text:p>
          </table:table-cell>
          <table:table-cell table:formula="of:=INDIRECT([OBJECT.C$7] &amp; ADDRESS(ROW([.M14]); COLUMN([.M14]);1;1))" office:value-type="string" office:string-value="Monkey" calcext:value-type="string">
            <text:p>Monkey</text:p>
          </table:table-cell>
          <table:table-cell table:number-columns-repeated="2"/>
        </table:table-row>
        <table:table-row table:style-name="ro1">
          <table:table-cell table:formula="of:=[states.$A15] &amp; &quot;.&quot; &amp; [states.$B15] &amp; &quot;.&quot; &amp; [states.$C15]" office:value-type="string" office:string-value="1.1.13" calcext:value-type="string">
            <text:p>1.1.13</text:p>
          </table:table-cell>
          <table:table-cell table:formula="of:=[states.$L15]" office:value-type="string" office:string-value="OStandup" calcext:value-type="string">
            <text:p>OStandup</text:p>
          </table:table-cell>
          <table:table-cell/>
          <table:table-cell table:formula="of:=INDIRECT([OBJECT.C$7] &amp;ADDRESS(ROW([.D15]); COLUMN([.D15]);1;1))" office:value-type="string" office:string-value="Base Layer." calcext:value-type="string">
            <text:p>Base Layer.</text:p>
          </table:table-cell>
          <table:table-cell table:formula="of:=INDIRECT([OBJECT.C$7] &amp; ADDRESS(ROW([.M15]); COLUMN([.M15]);1;1))" office:value-type="string" office:string-value="Nutria" calcext:value-type="string">
            <text:p>Nutria</text:p>
          </table:table-cell>
          <table:table-cell table:number-columns-repeated="2"/>
        </table:table-row>
        <table:table-row table:style-name="ro1">
          <table:table-cell table:formula="of:=[states.$A16] &amp; &quot;.&quot; &amp; [states.$B16] &amp; &quot;.&quot; &amp; [states.$C16]" office:value-type="string" office:string-value="1.1.14" calcext:value-type="string">
            <text:p>1.1.14</text:p>
          </table:table-cell>
          <table:table-cell table:formula="of:=[states.$L16]" office:value-type="string" office:string-value="OGiveup" calcext:value-type="string">
            <text:p>OGiveup</text:p>
          </table:table-cell>
          <table:table-cell/>
          <table:table-cell table:formula="of:=INDIRECT([OBJECT.C$7] &amp;ADDRESS(ROW([.D16]); COLUMN([.D16]);1;1))" office:value-type="string" office:string-value="Base Layer." calcext:value-type="string">
            <text:p>Base Layer.</text:p>
          </table:table-cell>
          <table:table-cell table:formula="of:=INDIRECT([OBJECT.C$7] &amp; ADDRESS(ROW([.M16]); COLUMN([.M16]);1;1))" office:value-type="string" office:string-value="Ox" calcext:value-type="string">
            <text:p>Ox</text:p>
          </table:table-cell>
          <table:table-cell table:number-columns-repeated="2"/>
        </table:table-row>
        <table:table-row table:style-name="ro1">
          <table:table-cell table:formula="of:=[states.$A17] &amp; &quot;.&quot; &amp; [states.$B17] &amp; &quot;.&quot; &amp; [states.$C17]" office:value-type="string" office:string-value="1.1.15" calcext:value-type="string">
            <text:p>1.1.15</text:p>
          </table:table-cell>
          <table:table-cell table:formula="of:=[states.$L17]" office:value-type="string" office:string-value="ODown_SDamageH" calcext:value-type="string">
            <text:p>ODown_SDamageH</text:p>
          </table:table-cell>
          <table:table-cell/>
          <table:table-cell table:formula="of:=INDIRECT([OBJECT.C$7] &amp;ADDRESS(ROW([.D17]); COLUMN([.D17]);1;1))" office:value-type="string" office:string-value="Base Layer." calcext:value-type="string">
            <text:p>Base Layer.</text:p>
          </table:table-cell>
          <table:table-cell table:formula="of:=INDIRECT([OBJECT.C$7] &amp; ADDRESS(ROW([.M17]); COLUMN([.M17]);1;1))" office:value-type="string" office:string-value="Pig" calcext:value-type="string">
            <text:p>Pig</text:p>
          </table:table-cell>
          <table:table-cell table:number-columns-repeated="2"/>
        </table:table-row>
        <table:table-row table:style-name="ro1">
          <table:table-cell table:formula="of:=[states.$A18] &amp; &quot;.&quot; &amp; [states.$B18] &amp; &quot;.&quot; &amp; [states.$C18]" office:value-type="string" office:string-value="1.1.16" calcext:value-type="string">
            <text:p>1.1.16</text:p>
          </table:table-cell>
          <table:table-cell table:formula="of:=[states.$L18]" office:value-type="string" office:string-value="SMove" calcext:value-type="string">
            <text:p>SMove</text:p>
          </table:table-cell>
          <table:table-cell/>
          <table:table-cell table:formula="of:=INDIRECT([OBJECT.C$7] &amp;ADDRESS(ROW([.D18]); COLUMN([.D18]);1;1))" office:value-type="string" office:string-value="Base Layer." calcext:value-type="string">
            <text:p>Base Layer.</text:p>
          </table:table-cell>
          <table:table-cell table:formula="of:=INDIRECT([OBJECT.C$7] &amp; ADDRESS(ROW([.M18]); COLUMN([.M18]);1;1))" office:value-type="string" office:string-value="Quetzal" calcext:value-type="string">
            <text:p>Quetzal</text:p>
          </table:table-cell>
          <table:table-cell table:number-columns-repeated="2"/>
        </table:table-row>
        <table:table-row table:style-name="ro1">
          <table:table-cell table:formula="of:=[states.$A19] &amp; &quot;.&quot; &amp; [states.$B19] &amp; &quot;.&quot; &amp; [states.$C19]" office:value-type="string" office:string-value="1.1.17" calcext:value-type="string">
            <text:p>1.1.17</text:p>
          </table:table-cell>
          <table:table-cell table:formula="of:=[states.$L19]" office:value-type="string" office:string-value="SBlockL" calcext:value-type="string">
            <text:p>SBlockL</text:p>
          </table:table-cell>
          <table:table-cell/>
          <table:table-cell table:formula="of:=INDIRECT([OBJECT.C$7] &amp;ADDRESS(ROW([.D19]); COLUMN([.D19]);1;1))" office:value-type="string" office:string-value="Base Layer." calcext:value-type="string">
            <text:p>Base Layer.</text:p>
          </table:table-cell>
          <table:table-cell table:formula="of:=INDIRECT([OBJECT.C$7] &amp; ADDRESS(ROW([.M19]); COLUMN([.M19]);1;1))" office:value-type="string" office:string-value="Rabbit" calcext:value-type="string">
            <text:p>Rabbit</text:p>
          </table:table-cell>
          <table:table-cell table:number-columns-repeated="2"/>
        </table:table-row>
        <table:table-row table:style-name="ro1">
          <table:table-cell table:formula="of:=[states.$A20] &amp; &quot;.&quot; &amp; [states.$B20] &amp; &quot;.&quot; &amp; [states.$C20]" office:value-type="string" office:string-value="1.1.18" calcext:value-type="string">
            <text:p>1.1.18</text:p>
          </table:table-cell>
          <table:table-cell table:formula="of:=[states.$L20]" office:value-type="string" office:string-value="SBlockM" calcext:value-type="string">
            <text:p>SBlockM</text:p>
          </table:table-cell>
          <table:table-cell/>
          <table:table-cell table:formula="of:=INDIRECT([OBJECT.C$7] &amp;ADDRESS(ROW([.D20]); COLUMN([.D20]);1;1))" office:value-type="string" office:string-value="Base Layer." calcext:value-type="string">
            <text:p>Base Layer.</text:p>
          </table:table-cell>
          <table:table-cell table:formula="of:=INDIRECT([OBJECT.C$7] &amp; ADDRESS(ROW([.M20]); COLUMN([.M20]);1;1))" office:value-type="string" office:string-value="Sheep" calcext:value-type="string">
            <text:p>Sheep</text:p>
          </table:table-cell>
          <table:table-cell table:number-columns-repeated="2"/>
        </table:table-row>
        <table:table-row table:style-name="ro1">
          <table:table-cell table:formula="of:=[states.$A21] &amp; &quot;.&quot; &amp; [states.$B21] &amp; &quot;.&quot; &amp; [states.$C21]" office:value-type="string" office:string-value="1.1.19" calcext:value-type="string">
            <text:p>1.1.19</text:p>
          </table:table-cell>
          <table:table-cell table:formula="of:=[states.$L21]" office:value-type="string" office:string-value="SBlockH" calcext:value-type="string">
            <text:p>SBlockH</text:p>
          </table:table-cell>
          <table:table-cell/>
          <table:table-cell table:formula="of:=INDIRECT([OBJECT.C$7] &amp;ADDRESS(ROW([.D21]); COLUMN([.D21]);1;1))" office:value-type="string" office:string-value="Base Layer." calcext:value-type="string">
            <text:p>Base Layer.</text:p>
          </table:table-cell>
          <table:table-cell table:formula="of:=INDIRECT([OBJECT.C$7] &amp; ADDRESS(ROW([.M21]); COLUMN([.M21]);1;1))" office:value-type="string" office:string-value="Tiger" calcext:value-type="string">
            <text:p>Tiger</text:p>
          </table:table-cell>
          <table:table-cell table:number-columns-repeated="2"/>
        </table:table-row>
        <table:table-row table:style-name="ro1">
          <table:table-cell table:formula="of:=[states.$A22] &amp; &quot;.&quot; &amp; [states.$B22] &amp; &quot;.&quot; &amp; [states.$C22]" office:value-type="string" office:string-value="1.1.20" calcext:value-type="string">
            <text:p>1.1.20</text:p>
          </table:table-cell>
          <table:table-cell table:formula="of:=[states.$L22]" office:value-type="string" office:string-value="JAtkLP" calcext:value-type="string">
            <text:p>JAtkLP</text:p>
          </table:table-cell>
          <table:table-cell/>
          <table:table-cell table:formula="of:=INDIRECT([OBJECT.C$7] &amp;ADDRESS(ROW([.D22]); COLUMN([.D22]);1;1))" office:value-type="string" office:string-value="Base Layer." calcext:value-type="string">
            <text:p>Base Layer.</text:p>
          </table:table-cell>
          <table:table-cell table:formula="of:=INDIRECT([OBJECT.C$7] &amp; ADDRESS(ROW([.M22]); COLUMN([.M22]);1;1))" office:value-type="string" office:string-value="Unicorn" calcext:value-type="string">
            <text:p>Unicorn</text:p>
          </table:table-cell>
          <table:table-cell table:number-columns-repeated="2"/>
        </table:table-row>
        <table:table-row table:style-name="ro1">
          <table:table-cell table:formula="of:=[states.$A23] &amp; &quot;.&quot; &amp; [states.$B23] &amp; &quot;.&quot; &amp; [states.$C23]" office:value-type="string" office:string-value="1.1.21" calcext:value-type="string">
            <text:p>1.1.21</text:p>
          </table:table-cell>
          <table:table-cell table:formula="of:=[states.$L23]" office:value-type="string" office:string-value="JAtkMP" calcext:value-type="string">
            <text:p>JAtkMP</text:p>
          </table:table-cell>
          <table:table-cell/>
          <table:table-cell table:formula="of:=INDIRECT([OBJECT.C$7] &amp;ADDRESS(ROW([.D23]); COLUMN([.D23]);1;1))" office:value-type="string" office:string-value="Base Layer." calcext:value-type="string">
            <text:p>Base Layer.</text:p>
          </table:table-cell>
          <table:table-cell table:formula="of:=INDIRECT([OBJECT.C$7] &amp; ADDRESS(ROW([.M23]); COLUMN([.M23]);1;1))" office:value-type="string" office:string-value="Vixen" calcext:value-type="string">
            <text:p>Vixen</text:p>
          </table:table-cell>
          <table:table-cell table:number-columns-repeated="2"/>
        </table:table-row>
        <table:table-row table:style-name="ro1">
          <table:table-cell table:formula="of:=[states.$A24] &amp; &quot;.&quot; &amp; [states.$B24] &amp; &quot;.&quot; &amp; [states.$C24]" office:value-type="string" office:string-value="1.1.22" calcext:value-type="string">
            <text:p>1.1.22</text:p>
          </table:table-cell>
          <table:table-cell table:formula="of:=[states.$L24]" office:value-type="string" office:string-value="JAtkHP" calcext:value-type="string">
            <text:p>JAtkHP</text:p>
          </table:table-cell>
          <table:table-cell/>
          <table:table-cell table:formula="of:=INDIRECT([OBJECT.C$7] &amp;ADDRESS(ROW([.D24]); COLUMN([.D24]);1;1))" office:value-type="string" office:string-value="Base Layer." calcext:value-type="string">
            <text:p>Base Layer.</text:p>
          </table:table-cell>
          <table:table-cell table:formula="of:=INDIRECT([OBJECT.C$7] &amp; ADDRESS(ROW([.M24]); COLUMN([.M24]);1;1))" office:value-type="string" office:string-value="Wolf" calcext:value-type="string">
            <text:p>Wolf</text:p>
          </table:table-cell>
          <table:table-cell table:number-columns-repeated="2"/>
        </table:table-row>
        <table:table-row table:style-name="ro1">
          <table:table-cell table:formula="of:=[states.$A25] &amp; &quot;.&quot; &amp; [states.$B25] &amp; &quot;.&quot; &amp; [states.$C25]" office:value-type="string" office:string-value="1.1.23" calcext:value-type="string">
            <text:p>1.1.23</text:p>
          </table:table-cell>
          <table:table-cell table:formula="of:=[states.$L25]" office:value-type="string" office:string-value="JAtkLK" calcext:value-type="string">
            <text:p>JAtkLK</text:p>
          </table:table-cell>
          <table:table-cell/>
          <table:table-cell table:formula="of:=INDIRECT([OBJECT.C$7] &amp;ADDRESS(ROW([.D25]); COLUMN([.D25]);1;1))" office:value-type="string" office:string-value="Base Layer." calcext:value-type="string">
            <text:p>Base Layer.</text:p>
          </table:table-cell>
          <table:table-cell table:formula="of:=INDIRECT([OBJECT.C$7] &amp; ADDRESS(ROW([.M25]); COLUMN([.M25]);1;1))" office:value-type="string" office:string-value="Xenopus" calcext:value-type="string">
            <text:p>Xenopus</text:p>
          </table:table-cell>
          <table:table-cell table:number-columns-repeated="2"/>
        </table:table-row>
        <table:table-row table:style-name="ro1">
          <table:table-cell table:formula="of:=[states.$A26] &amp; &quot;.&quot; &amp; [states.$B26] &amp; &quot;.&quot; &amp; [states.$C26]" office:value-type="string" office:string-value="1.1.24" calcext:value-type="string">
            <text:p>1.1.24</text:p>
          </table:table-cell>
          <table:table-cell table:formula="of:=[states.$L26]" office:value-type="string" office:string-value="JAtkMK" calcext:value-type="string">
            <text:p>JAtkMK</text:p>
          </table:table-cell>
          <table:table-cell/>
          <table:table-cell table:formula="of:=INDIRECT([OBJECT.C$7] &amp;ADDRESS(ROW([.D26]); COLUMN([.D26]);1;1))" office:value-type="string" office:string-value="Base Layer." calcext:value-type="string">
            <text:p>Base Layer.</text:p>
          </table:table-cell>
          <table:table-cell table:formula="of:=INDIRECT([OBJECT.C$7] &amp; ADDRESS(ROW([.M26]); COLUMN([.M26]);1;1))" office:value-type="string" office:string-value="Yak" calcext:value-type="string">
            <text:p>Yak</text:p>
          </table:table-cell>
          <table:table-cell table:number-columns-repeated="2"/>
        </table:table-row>
      </table:table>
      <table:table table:name="parameters" table:style-name="ta1"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tran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 table:print="false">
        <table:table-column table:style-name="co4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22:01:58.38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1T22:14:12.423000000</dc:date>
    <meta:editing-duration>PT4H45M15S</meta:editing-duration>
    <meta:editing-cycles>34</meta:editing-cycles>
    <meta:generator>LibreOffice/5.2.5.1$Windows_x86 LibreOffice_project/0312e1a284a7d50ca85a365c316c7abbf20a4d22</meta:generator>
    <meta:document-statistic meta:table-count="13" meta:cell-count="8723" meta:object-count="0"/>
  </office:meta>
</office:document-meta>
</file>